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font-name="Courier 10 Pitch" fo:font-size="30pt" fo:font-style="italic" style:font-size-asian="30pt" style:font-style-asian="italic" style:font-size-complex="3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Encirca 2.0 Development Appliance How-To</text:span></text:p>
            <text:p><text:span text:style-name="T1"/></text:p>
            <text:p><text:span text:style-name="T2">10/31/201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Yammering to Star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Goal today is to have a working Linux VM similar to those around you</text:p>
              </text:list-item>
              <text:list-item>
                <text:p>Prerequisites</text:p>
              </text:list-item>
            </text:list>
            <text:list text:style-name="L3">
              <text:list-item>
                <text:list>
                  <text:list-item>
                    <text:p><text:s/>Oracle Virtual Box 4.3 installation media</text:p>
                  </text:list-item>
                  <text:list-item>
                    <text:p><text:s/>Encirca 2.0 OVA file (Mint 18 Sarah + some stuff)</text:p>
                  </text:list-item>
                </text:list>
              </text:list-item>
            </text:list>
            <text:list text:style-name="L2">
              <text:list-item>
                <text:p>The agenda for today</text:p>
              </text:list-item>
            </text:list>
            <text:list text:style-name="L3">
              <text:list-item>
                <text:list>
                  <text:list-item>
                    <text:p><text:s/>Install Oracle Virtual Box (improvise as I do not have Windows)</text:p>
                  </text:list-item>
                  <text:list-item>
                    <text:p><text:s/>Import the Development Appliance</text:p>
                  </text:list-item>
                  <text:list-item>
                    <text:p><text:s/>Start and personalize the appliance</text:p>
                  </text:list-item>
                  <text:list-item>
                    <text:p><text:s/>VERY quick tour</text:p>
                  </text:list-item>
                  <text:list-item>
                    <text:p><text:s/>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stall Virtual Box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Verify Oracle VirtualBox version. B.S.O.D. is no way to start a project</text:p>
              </text:list-item>
              <text:list-item>
                <text:p>Punch/Double-click the media file and accept all the defaul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item>
                <text:list>
                  <text:list-header>
                    <text:p>Import the Development Applianc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appliance is a common starting point</text:p>
              </text:list-item>
              <text:list-item>
                <text:p>In VirtualBox File &gt; Import Appliance... </text:p>
              </text:list-item>
              <text:list-item>
                <text:p>This will take a bit, patience pleas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item>
                <text:list>
                  <text:list-header>
                    <text:p>Start / Personalize the Appliance</text:p>
                  </text:list-header>
                </text:list>
              </text:list-item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nswer the questions about:</text:p>
                <text:list>
                  <text:list-item>
                    <text:p>Lanuguage</text:p>
                  </text:list-item>
                  <text:list-item>
                    <text:p>Keyboard</text:p>
                  </text:list-item>
                  <text:list-item>
                    <text:p>Timezone</text:p>
                  </text:list-item>
                  <text:list-item>
                    <text:p>Machine name; whatever</text:p>
                  </text:list-item>
                  <text:list-item>
                    <text:p>User name is recommended to be your AD name e.g. holmessh</text:p>
                  </text:list-item>
                  <text:list-item>
                    <text:p>Now wait while installation is completed and reboo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Bit of House Keep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gitlab will use SSH for authentication</text:p>
              </text:list-item>
              <text:list-item>
                <text:p>We need to generate an SSH key pair</text:p>
              </text:list-item>
              <text:list-item>
                <text:p>Login and start a terminal window</text:p>
              </text:list-item>
              <text:list-item>
                <text:p>Execute: <text:span text:style-name="T3">ssh-keygen -t rsa -b 4096</text:span></text:p>
              </text:list-item>
              <text:list-item>
                <text:p>Take the default name, id_rsa</text:p>
              </text:list-item>
              <text:list-item>
                <text:p>Remember your passphrase, there is no forgotten passphrase rescu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ick To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 here is what we have...</text:p>
              </text:list-item>
              <text:list-item>
                <text:p>Python 2.7 is installed</text:p>
              </text:list-item>
              <text:list-item>
                <text:p>Some other tools installed</text:p>
                <text:list>
                  <text:list-item>
                    <text:p>git</text:p>
                  </text:list-item>
                  <text:list-item>
                    <text:p>pip, boto3, psycopg2</text:p>
                  </text:list-item>
                  <text:list-item>
                    <text:p>virtualenv</text:p>
                  </text:list-item>
                  <text:list-item>
                    <text:p>npm</text:p>
                  </text:list-item>
                  <text:list-item>
                    <text:p>aws command line</text:p>
                  </text:list-item>
                  <text:list-item>
                    <text:p>PyCharm Community edition</text:p>
                  </text:list-item>
                  <text:list-item>
                    <text:p>Chrome is installed, to use 3d acceleration must be off</text:p>
                  </text:list-item>
                </text:list>
              </text:list-item>
              <text:list-item>
                <text:p>Questions?</text:p>
              </text:list-item>
              <text:list-item>
                <text:p>Comments?</text:p>
              </text:list-item>
              <text:list-item>
                <text:p>Anything Else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adornments="Italic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7T17:20:13.478535000</meta:creation-date>
    <dc:date>2016-10-30T21:02:58.982269744</dc:date>
    <meta:editing-duration>PT2H51M44S</meta:editing-duration>
    <meta:editing-cycles>37</meta:editing-cycles>
    <meta:generator>LibreOffice/4.2.8.2$Linux_X86_64 LibreOffice_project/420m0$Build-2</meta:generator>
    <meta:document-statistic meta:object-count="49"/>
  </office:meta>
</office:document-meta>
</file>